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3b35d" style:font-style-asian="italic" style:font-style-complex="italic"/>
    </style:style>
    <style:style style:name="P3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4" style:family="paragraph" style:parent-style-name="Standard">
      <style:paragraph-properties fo:break-before="page"/>
      <style:text-properties officeooo:rsid="00150b9f" officeooo:paragraph-rsid="00150b9f"/>
    </style:style>
    <style:style style:name="P5" style:family="paragraph" style:parent-style-name="Standard">
      <style:text-properties officeooo:rsid="00150b9f" officeooo:paragraph-rsid="00150b9f"/>
    </style:style>
    <style:style style:name="P6" style:family="paragraph" style:parent-style-name="Text_20_body">
      <style:paragraph-properties fo:padding="0.049cm" fo:border="0.06pt solid #d9d9e3"/>
    </style:style>
    <style:style style:name="P7" style:family="paragraph" style:parent-style-name="Text_20_body">
      <style:text-properties officeooo:rsid="00150b9f" officeooo:paragraph-rsid="00150b9f"/>
    </style:style>
    <style:style style:name="P8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51414"/>
    </style:style>
    <style:style style:name="T3" style:family="text">
      <style:text-properties officeooo:rsid="0016f15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<text:span text:style-name="T1">Ejercicio 1:</text:span></text:span> ¿Cuál es el nivel de ejecución (runlevel) predeterminado en la mayoría de las distribuciones de Linux?</text:p>
      <text:p text:style-name="P6"><text:span text:style-name="Strong_20_Emphasis"><text:span text:style-name="T1">Solución 1:</text:span></text:span> El nivel de ejecución predeterminado en la mayoría de las distribuciones de Linux es el nivel 3, que es el modo multiusuario con soporte de red.</text:p>
      <text:p text:style-name="Horizontal_20_Line"/>
      <text:p text:style-name="P6"><text:span text:style-name="Strong_20_Emphasis"><text:span text:style-name="T1">Ejercicio 2:</text:span></text:span> ¿Cómo se puede cambiar el nivel de ejecución temporalmente en Linux?</text:p>
      <text:p text:style-name="P6"><text:span text:style-name="Strong_20_Emphasis"><text:span text:style-name="T1">Solución 2:</text:span></text:span> Puedes cambiar el nivel de ejecución temporalmente utilizando el comando <text:span text:style-name="Source_20_Text"><text:span text:style-name="T1">init</text:span></text:span> o <text:span text:style-name="Source_20_Text"><text:span text:style-name="T1">systemctl</text:span></text:span> seguido del número de nivel de ejecución deseado.</text:p>
      <text:p text:style-name="Horizontal_20_Line"/>
      <text:p text:style-name="P6"><text:span text:style-name="Strong_20_Emphasis"><text:span text:style-name="T1">Ejercicio 3:</text:span></text:span> ¿Cuál es el nivel de ejecución que generalmente se utiliza para apagar el sistema en Linux?</text:p>
      <text:p text:style-name="P6"><text:span text:style-name="Strong_20_Emphasis"><text:span text:style-name="T1">Solución 3:</text:span></text:span> El nivel de ejecución que generalmente se utiliza para apagar el sistema en Linux es el nivel 0 o S (para sistemas basados en Systemd).</text:p>
      <text:p text:style-name="Horizontal_20_Line"/>
      <text:p text:style-name="P6"><text:span text:style-name="Strong_20_Emphasis"><text:span text:style-name="T1">Ejercicio 4:</text:span></text:span> ¿Qué comando se utiliza para apagar el sistema de manera inmediata en Linux?</text:p>
      <text:p text:style-name="P6"><text:span text:style-name="Strong_20_Emphasis"><text:span text:style-name="T1">Solución 4:</text:span></text:span> El comando <text:span text:style-name="Source_20_Text"><text:span text:style-name="T1">shutdown -h now</text:span></text:span> se utiliza para apagar el sistema de manera inmediata.</text:p>
      <text:p text:style-name="Horizontal_20_Line"/>
      <text:p text:style-name="P6"><text:span text:style-name="Strong_20_Emphasis"><text:span text:style-name="T1">Ejercicio 5:</text:span></text:span> ¿Cuál es el objetivo de ejecución (target) predeterminado en sistemas Linux que utilizan Systemd?</text:p>
      <text:p text:style-name="P6"><text:span text:style-name="Strong_20_Emphasis"><text:span text:style-name="T1">Solución 5:</text:span></text:span> El objetivo de ejecución predeterminado en sistemas Linux que utilizan Systemd es <text:span text:style-name="Source_20_Text"><text:span text:style-name="T1">multi-user.target</text:span></text:span> o <text:span text:style-name="Source_20_Text"><text:span text:style-name="T1">default.target</text:span></text:span>.</text:p>
      <text:p text:style-name="Horizontal_20_Line"/>
      <text:p text:style-name="P6"><text:span text:style-name="Strong_20_Emphasis"><text:span text:style-name="T1">Ejercicio 6:</text:span></text:span> ¿Cuál es el objetivo de ejecución (target) utilizado para el arranque de emergencia en sistemas Linux?</text:p>
      <text:p text:style-name="P6"><text:span text:style-name="Strong_20_Emphasis"><text:span text:style-name="T1">Solución 6:</text:span></text:span> El objetivo de ejecución utilizado para el arranque de emergencia en sistemas Linux es <text:span text:style-name="Source_20_Text"><text:span text:style-name="T1">rescue.target</text:span></text:span> en Systemd o el nivel de ejecución 1 en sistemas SysV.</text:p>
      <text:p text:style-name="Horizontal_20_Line"/>
      <text:p text:style-name="P6"><text:soft-page-break/><text:span text:style-name="Strong_20_Emphasis"><text:span text:style-name="T1">Ejercicio 7:</text:span></text:span> ¿Cómo se puede cambiar el objetivo de ejecución (target) en un sistema Linux con Systemd?</text:p>
      <text:p text:style-name="P6"><text:span text:style-name="Strong_20_Emphasis"><text:span text:style-name="T1">Solución 7:</text:span></text:span> Puedes cambiar el objetivo de ejecución utilizando el comando <text:span text:style-name="Source_20_Text"><text:span text:style-name="T1">systemctl set-default</text:span></text:span> seguido del nombre del objetivo de ejecución deseado.</text:p>
      <text:p text:style-name="Horizontal_20_Line"/>
      <text:p text:style-name="P6"><text:span text:style-name="Strong_20_Emphasis"><text:span text:style-name="T1">Ejercicio 8:</text:span></text:span> ¿Cuál es el comando para reiniciar el sistema en Linux?</text:p>
      <text:p text:style-name="P6"><text:span text:style-name="Strong_20_Emphasis"><text:span text:style-name="T1">Solución 8:</text:span></text:span> El comando <text:span text:style-name="Source_20_Text"><text:span text:style-name="T1">reboot</text:span></text:span> se utiliza para reiniciar el sistema en Linux.</text:p>
      <text:p text:style-name="Horizontal_20_Line"/>
      <text:p text:style-name="P6"><text:span text:style-name="Strong_20_Emphasis"><text:span text:style-name="T1">Ejercicio 9:</text:span></text:span> ¿Cómo se puede cambiar el nivel de ejecución permanentemente en Linux?</text:p>
      <text:p text:style-name="P6"><text:span text:style-name="Strong_20_Emphasis"><text:span text:style-name="T1">Solución 9:</text:span></text:span> Para cambiar el nivel de ejecución permanentemente en sistemas SysV, debes modificar el archivo de configuración <text:span text:style-name="Source_20_Text"><text:span text:style-name="T1">/etc/inittab</text:span></text:span>. En sistemas con Systemd, debes utilizar <text:span text:style-name="Source_20_Text"><text:span text:style-name="T1">systemctl</text:span></text:span> para habilitar o deshabilitar servicios específicos.</text:p>
      <text:p text:style-name="Horizontal_20_Line"/>
      <text:p text:style-name="P6"><text:span text:style-name="Strong_20_Emphasis"><text:span text:style-name="T1">Ejercicio 10:</text:span></text:span> ¿Cuál es el objetivo de ejecución (target) utilizado para la interfaz de usuario gráfica en sistemas Linux?</text:p>
      <text:p text:style-name="P6"><text:span text:style-name="Strong_20_Emphasis"><text:span text:style-name="T1">Solución 10:</text:span></text:span> El objetivo de ejecución utilizado para la interfaz de usuario gráfica en sistemas Linux es <text:span text:style-name="Source_20_Text"><text:span text:style-name="T1">graphical.target</text:span></text:span> en Systemd.</text:p>
      <text:p text:style-name="Horizontal_20_Line"/>
      <text:p text:style-name="P6"><text:span text:style-name="Strong_20_Emphasis"><text:span text:style-name="T1">Ejercicio 11:</text:span></text:span> ¿Qué comando se utiliza para apagar el sistema después de un período de tiempo específico en Linux?</text:p>
      <text:p text:style-name="P6"><text:span text:style-name="Strong_20_Emphasis"><text:span text:style-name="T1">Solución 11:</text:span></text:span> El comando <text:span text:style-name="Source_20_Text"><text:span text:style-name="T1">shutdown -h +X</text:span></text:span> se utiliza para apagar el sistema después de un período de tiempo específico, donde "X" es el número de minutos.</text:p>
      <text:p text:style-name="Horizontal_20_Line"/>
      <text:p text:style-name="P6"><text:span text:style-name="Strong_20_Emphasis"><text:span text:style-name="T1">Ejercicio 12:</text:span></text:span> ¿Cuál es el nivel de ejecución que generalmente se utiliza para reiniciar el sistema en Linux?</text:p>
      <text:p text:style-name="P6"><text:span text:style-name="Strong_20_Emphasis"><text:span text:style-name="T1">Solución 12:</text:span></text:span> El nivel de ejecución que generalmente se utiliza para reiniciar el sistema en Linux es el nivel 6.</text:p>
      <text:p text:style-name="Horizontal_20_Line"/>
      <text:p text:style-name="P6"><text:soft-page-break/><text:span text:style-name="Strong_20_Emphasis"><text:span text:style-name="T1">Ejercicio 13:</text:span></text:span> ¿Cómo se puede verificar el objetivo de ejecución (target) actual en un sistema Linux con Systemd?</text:p>
      <text:p text:style-name="P6"><text:span text:style-name="Strong_20_Emphasis"><text:span text:style-name="T1">Solución 13:</text:span></text:span> El comando <text:span text:style-name="Source_20_Text"><text:span text:style-name="T1">systemctl get-default</text:span></text:span> se utiliza para verificar el objetivo de ejecución actual en un sistema Linux con Systemd.</text:p>
      <text:p text:style-name="Horizontal_20_Line"/>
      <text:p text:style-name="P6"><text:span text:style-name="Strong_20_Emphasis"><text:span text:style-name="T1">Ejercicio 14:</text:span></text:span> ¿Cuál es el comando para apagar el sistema de manera inmediata y forzar el apagado de todos los procesos en ejecución en Linux?</text:p>
      <text:p text:style-name="P6"><text:span text:style-name="Strong_20_Emphasis"><text:span text:style-name="T1">Solución 14:</text:span></text:span> El comando <text:span text:style-name="Source_20_Text"><text:span text:style-name="T1">shutdown -h -n now</text:span></text:span> se utiliza para apagar el sistema de manera inmediata y forzar el apagado de todos los procesos en ejecución.</text:p>
      <text:p text:style-name="Horizontal_20_Line"/>
      <text:p text:style-name="P6"><text:span text:style-name="Strong_20_Emphasis"><text:span text:style-name="T1">Ejercicio 15:</text:span></text:span> ¿Cómo se puede cambiar el nivel de ejecución temporalmente en sistemas SysV?</text:p>
      <text:p text:style-name="P6"><text:span text:style-name="Strong_20_Emphasis"><text:span text:style-name="T1">Solución 15:</text:span></text:span> Puedes cambiar el nivel de ejecución temporalmente en sistemas SysV utilizando el comando <text:span text:style-name="Source_20_Text"><text:span text:style-name="T1">telinit</text:span></text:span> seguido del número de nivel de ejecución deseado.</text:p>
      <text:p text:style-name="Horizontal_20_Line"/>
      <text:p text:style-name="P6"><text:span text:style-name="Strong_20_Emphasis"><text:span text:style-name="T1">Ejercicio 16:</text:span></text:span> ¿Cuál es el comando para reiniciar el sistema inmediatamente en Linux?</text:p>
      <text:p text:style-name="P6"><text:span text:style-name="Strong_20_Emphasis"><text:span text:style-name="T1">Solución 16:</text:span></text:span> El comando <text:span text:style-name="Source_20_Text"><text:span text:style-name="T1">shutdown -r now</text:span></text:span> se utiliza para reiniciar el sistema de manera inmediata.</text:p>
      <text:p text:style-name="Horizontal_20_Line"/>
      <text:p text:style-name="P6"><text:span text:style-name="Strong_20_Emphasis"><text:span text:style-name="T1">Ejercicio 17:</text:span></text:span> ¿Cómo se puede configurar un sistema Linux para que se inicie automáticamente en un nivel de ejecución específico?</text:p>
      <text:p text:style-name="P6"><text:span text:style-name="Strong_20_Emphasis"><text:span text:style-name="T1">Solución 17:</text:span></text:span> Puedes configurar un sistema Linux para que se inicie automáticamente en un nivel de ejecución específico modificando el archivo <text:span text:style-name="Source_20_Text"><text:span text:style-name="T1">/etc/inittab</text:span></text:span> en sistemas SysV o utilizando <text:span text:style-name="Source_20_Text"><text:span text:style-name="T1">systemctl</text:span></text:span> en sistemas Systemd.</text:p>
      <text:p text:style-name="Horizontal_20_Line"/>
      <text:p text:style-name="P6"><text:span text:style-name="Strong_20_Emphasis"><text:span text:style-name="T1">Ejercicio 18:</text:span></text:span> ¿Cuál es el comando para mostrar el objetivo de ejecución actual en un sistema Linux con Systemd?</text:p>
      <text:p text:style-name="P6"><text:span text:style-name="Strong_20_Emphasis"><text:span text:style-name="T1">Solución 18:</text:span></text:span> El comando <text:span text:style-name="Source_20_Text"><text:span text:style-name="T1">systemctl list-units --type target</text:span></text:span> se utiliza para mostrar el objetivo de ejecución actual en un sistema Linux con Systemd.</text:p>
      <text:p text:style-name="Horizontal_20_Line"/>
      <text:p text:style-name="P6"><text:soft-page-break/><text:span text:style-name="Strong_20_Emphasis"><text:span text:style-name="T1">Ejercicio 19:</text:span></text:span> ¿Cómo se puede cambiar el objetivo de ejecución temporalmente en sistemas Systemd?</text:p>
      <text:p text:style-name="P6"><text:span text:style-name="Strong_20_Emphasis"><text:span text:style-name="T1">Solución 19:</text:span></text:span> Puedes cambiar el objetivo de ejecución temporalmente en sistemas Systemd utilizando el comando <text:span text:style-name="Source_20_Text"><text:span text:style-name="T1">systemctl isolate</text:span></text:span> seguido del nombre del objetivo de ejecución deseado.</text:p>
      <text:p text:style-name="Horizontal_20_Line"/>
      <text:p text:style-name="P6"><text:span text:style-name="Strong_20_Emphasis"><text:span text:style-name="T1">Ejercicio 20:</text:span></text:span> ¿Cuál es el comando para mostrar un mensaje personalizado antes de apagar el sistema en Linux?</text:p>
      <text:p text:style-name="P6"><text:span text:style-name="Strong_20_Emphasis"><text:span text:style-name="T1">Solución 20:</text:span></text:span> El comando <text:span text:style-name="Source_20_Text"><text:span text:style-name="T1">shutdown -h now "Mensaje personalizado"</text:span></text:span> se utiliza para mostrar un mensaje personalizado antes de apagar el sistema en Linux.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6f151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3"><draw:image xlink:href="Pictures/10000001000001360000004A30263C5DB1AE7E44.png" xlink:type="simple" xlink:show="embed" xlink:actuate="onLoad" draw:mime-type="image/png"/></draw:frame>Arquitectura del sistema:</text:p>
        <text:p text:style-name="MP1">Cambiar niveles de ejecución/objetivos de arranque y apagar el sistema<text:span text:style-name="MT1"> 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0:26:36.498815055</dc:date>
    <meta:editing-duration>PT21M53S</meta:editing-duration>
    <meta:editing-cycles>7</meta:editing-cycles>
    <meta:generator>LibreOffice/7.4.1.2$Linux_X86_64 LibreOffice_project/3c58a8f3a960df8bc8fd77b461821e42c061c5f0</meta:generator>
    <meta:document-statistic meta:table-count="0" meta:image-count="2" meta:object-count="0" meta:page-count="4" meta:paragraph-count="44" meta:word-count="817" meta:character-count="5141" meta:non-whitespace-character-count="4368"/>
  </office:meta>
</office:document-meta>
</file>